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6cm" fo:margin-left="0.005cm" table:align="left"/>
    </style:style>
    <style:style style:name="Tabela1.A" style:family="table-column">
      <style:table-column-properties style:column-width="4.902cm"/>
    </style:style>
    <style:style style:name="Tabela1.B" style:family="table-column">
      <style:table-column-properties style:column-width="11.69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officeooo:paragraph-rsid="001ffb48"/>
    </style:style>
    <style:style style:name="P2" style:family="paragraph" style:parent-style-name="Text_20_body">
      <style:paragraph-properties fo:text-align="justify" style:justify-single-word="false"/>
      <style:text-properties officeooo:paragraph-rsid="0021104b"/>
    </style:style>
    <style:style style:name="P3" style:family="paragraph" style:parent-style-name="Text_20_body">
      <style:paragraph-properties fo:text-align="justify" style:justify-single-word="false"/>
      <style:text-properties officeooo:rsid="001ffb48" officeooo:paragraph-rsid="001ffb48"/>
    </style:style>
    <style:style style:name="P4" style:family="paragraph" style:parent-style-name="Text_20_body">
      <style:paragraph-properties fo:text-align="justify" style:justify-single-word="false"/>
      <style:text-properties officeooo:rsid="0021104b" officeooo:paragraph-rsid="0021104b"/>
    </style:style>
    <style:style style:name="P5" style:family="paragraph" style:parent-style-name="Text_20_body">
      <style:paragraph-properties fo:text-align="justify" style:justify-single-word="false"/>
      <style:text-properties officeooo:rsid="0022922e" officeooo:paragraph-rsid="0022922e"/>
    </style:style>
    <style:style style:name="P6" style:family="paragraph" style:parent-style-name="Text_20_body">
      <style:text-properties officeooo:rsid="0023efbc" officeooo:paragraph-rsid="0023efbc"/>
    </style:style>
    <style:style style:name="P7" style:family="paragraph" style:parent-style-name="Title">
      <style:text-properties officeooo:rsid="001ffb48" officeooo:paragraph-rsid="001ffb48"/>
    </style:style>
    <style:style style:name="P8" style:family="paragraph" style:parent-style-name="Title">
      <style:text-properties fo:font-size="20pt" officeooo:rsid="001ffb48" officeooo:paragraph-rsid="001ffb48" style:font-size-asian="20pt" style:font-size-complex="20pt"/>
    </style:style>
    <style:style style:name="P9" style:family="paragraph" style:parent-style-name="Subtitle">
      <style:text-properties officeooo:rsid="001ffb48" officeooo:paragraph-rsid="001ffb48"/>
    </style:style>
    <style:style style:name="P10" style:family="paragraph" style:parent-style-name="Subtitle">
      <style:text-properties fo:font-size="13pt" officeooo:rsid="001ffb48" officeooo:paragraph-rsid="001ffb48" style:font-size-asian="13pt" style:font-size-complex="13pt"/>
    </style:style>
    <style:style style:name="P11" style:family="paragraph" style:parent-style-name="Text_20_body">
      <style:text-properties officeooo:rsid="0023efbc" officeooo:paragraph-rsid="0023efbc"/>
    </style:style>
    <style:style style:name="P12" style:family="paragraph" style:parent-style-name="Text_20_body">
      <style:text-properties officeooo:rsid="0023efbc" officeooo:paragraph-rsid="0024c60f"/>
    </style:style>
    <style:style style:name="P13" style:family="paragraph" style:parent-style-name="Heading_20_1">
      <style:text-properties officeooo:rsid="001ffb48" officeooo:paragraph-rsid="001ffb48"/>
    </style:style>
    <style:style style:name="P14" style:family="paragraph" style:parent-style-name="Heading_20_1">
      <style:text-properties officeooo:rsid="0023efbc" officeooo:paragraph-rsid="0023efbc"/>
    </style:style>
    <style:style style:name="P15" style:family="paragraph" style:parent-style-name="Heading_20_1">
      <style:paragraph-properties fo:break-before="page"/>
      <style:text-properties officeooo:rsid="001ffb48" officeooo:paragraph-rsid="001ffb48"/>
    </style:style>
    <style:style style:name="P16" style:family="paragraph" style:parent-style-name="Title" style:master-page-name="First_20_Page">
      <style:paragraph-properties style:page-number="auto"/>
      <style:text-properties officeooo:rsid="001ffb48" officeooo:paragraph-rsid="001ffb48"/>
    </style:style>
    <style:style style:name="P17" style:family="paragraph" style:parent-style-name="Table_20_Contents">
      <style:text-properties officeooo:paragraph-rsid="0024c60f"/>
    </style:style>
    <style:style style:name="T1" style:family="text">
      <style:text-properties officeooo:rsid="001ffb48"/>
    </style:style>
    <style:style style:name="T2" style:family="text">
      <style:text-properties officeooo:rsid="0021104b"/>
    </style:style>
    <style:style style:name="T3" style:family="text">
      <style:text-properties officeooo:rsid="0022922e"/>
    </style:style>
    <style:style style:name="T4" style:family="text">
      <style:text-properties officeooo:rsid="0024952a"/>
    </style:style>
    <style:style style:name="T5" style:family="text">
      <style:text-properties officeooo:rsid="0024c6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7"/>
      <text:p text:style-name="P8"/>
      <text:p text:style-name="P8">Wykorzystanie zegarka Chronos ez430 jako urządzenia wejściowego typu joystick w systemie Linux</text:p>
      <text:p text:style-name="P9"/>
      <text:p text:style-name="P10">Autorzy: Adam Wójs, Marek Zając</text:p>
      <text:h text:style-name="P15" text:outline-level="1">1. Założenia projektu</text:h>
      <text:p text:style-name="P3">Założeniem projektu było napisanie modułu dla jądra systemu Linux, który umożliwiałby wykorzystanie zegarka Chronos ez430 firmy Texas Instruments w roli kontrolera gier typu joystick.</text:p>
      <text:p text:style-name="P3">Moduł powinien tworzyć w systemie nowe urządzenie i odbierając sygnały z portu szeregowego, po którym zegarek komunikuje się z komputerem, przetwarzać je, a następnie wysyłać je jako sygnały tego nowo utworzonego urządzenia.</text:p>
      <text:p text:style-name="P3"/>
      <text:h text:style-name="P13" text:outline-level="1">2. Sprzęt</text:h>
      <text:p text:style-name="P1"><text:span text:style-name="T1">Od strony sprzętowej, w projekcie mieliśmy do dyspozycji programowalny zegarek firmy Texas Instruments, model Chronos </text:span><text:span text:style-name="T2">ez</text:span><text:span text:style-name="T1">430.</text:span></text:p>
      <text:p text:style-name="P4">Zegarek komunikuje się bezprzewodowo z access pointem podłączanym do komputera przy pomocy złącza USB.</text:p>
      <text:p text:style-name="P2"><text:span text:style-name="T3">Sam a</text:span><text:span text:style-name="T2">ccess point widoczny jest w systemie jako port szeregowy.</text:span></text:p>
      <text:p text:style-name="P5">Zegarek wyposażony jest w kilka podzespołów takich jak termometr, barometr czy akcelerometr. W projekcie korzystaliśmy z danych odbieranych przez ostatni moduł czyli 3 osiowy akcelerometr. Pozwala on na odczyt danych dla osi X, Y oraz Z.</text:p>
      <text:p text:style-name="P5"/>
      <text:h text:style-name="P14" text:outline-level="1">3. Wykonanie</text:h>
      <text:p text:style-name="P6">Moduł jądra napisany został w języku C. Na samym początku rejestrowany jest w systemie nowy joystick, posiada on jedynie 3 analogowe osie. Następnie otwierany jest plik portu szeregowego, który umożliwia komunikację z zegarkiem.</text:p>
      <text:p text:style-name="P6">Działanie modułu polega na odebraniu danych o przechyleniu od zegarka, następnie zamienieniu ich na liczby z przedziału 0-255 dla każdej z 3 osi, a na sam koniec wysłaniu ich jako zdarzenia naszego joysticka. Operacja ta jest <text:span text:style-name="T4">stale powtarzana, do tego celu wykorzystany został timer.</text:span></text:p>
      <text:p text:style-name="P6"><text:span text:style-name="T5"/></text:p>
      <text:p text:style-name="P12"><text:span text:style-name="T5">Komendy jakie są wysyłane do urządzenia aby możliwe było odbieranie wartości wskazań akcelerometru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><text:span text:style-name="T5">ACCESS_POINT_START</text:span></text:p>
          </table:table-cell>
          <table:table-cell table:style-name="Tabela1.B1" office:value-type="string">
            <text:p text:style-name="P17"><text:span text:style-name="T5">xFF\x07\x03</text:span></text:p>
          </table:table-cell>
        </table:table-row>
        <table:table-row>
          <table:table-cell table:style-name="Tabela1.A2" office:value-type="string">
            <text:p text:style-name="P17"><text:span text:style-name="T5">ACCESS_POINT_STOP</text:span></text:p>
          </table:table-cell>
          <table:table-cell table:style-name="Tabela1.B2" office:value-type="string">
            <text:p text:style-name="P17"><text:span text:style-name="T5">xFF\x31\x16\x07\x00\x00\x00\x00\x00\x00\x00\x00\x00\x00\x00\x00\x00\x00\x00\x00\x00\x00</text:span></text:p>
          </table:table-cell>
        </table:table-row>
        <table:table-row>
          <table:table-cell table:style-name="Tabela1.A2" office:value-type="string">
            <text:p text:style-name="P17"><text:span text:style-name="T5">GET_POS</text:span></text:p>
          </table:table-cell>
          <table:table-cell table:style-name="Tabela1.B2" office:value-type="string">
            <text:p text:style-name="P17"><text:span text:style-name="T5">xFF\x08\x07\x00\x00\x00\x00</text:span></text:p>
          </table:table-cell>
        </table:table-row>
        <table:table-row>
          <table:table-cell table:style-name="Tabela1.A2" office:value-type="string">
            <text:p text:style-name="P17"><text:span text:style-name="T5">STATUS</text:span></text:p>
          </table:table-cell>
          <table:table-cell table:style-name="Tabela1.B2" office:value-type="string">
            <text:p text:style-name="P17"><text:span text:style-name="T5">xFF\x00\x04\x00</text:span></text:p>
          </table:table-cell>
        </table:table-row>
        <table:table-row>
          <table:table-cell table:style-name="Tabela1.A2" office:value-type="string">
            <text:p text:style-name="P17"><text:span text:style-name="T5">RESET</text:span></text:p>
          </table:table-cell>
          <table:table-cell table:style-name="Tabela1.B2" office:value-type="string">
            <text:p text:style-name="P17"><text:span text:style-name="T5">xFF\x01\x03</text:span></text:p>
          </table:table-cell>
        </table:table-row>
      </table:table>
      <text:p text:style-name="P1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Zając</meta:initial-creator>
    <meta:creation-date>2013-05-28T23:45:14</meta:creation-date>
    <dc:date>2013-06-04T23:52:23</dc:date>
    <dc:creator>Marek Zając</dc:creator>
    <meta:editing-duration>PT7M45S</meta:editing-duration>
    <meta:editing-cycles>5</meta:editing-cycles>
    <meta:generator>LibreOffice/3.6$Linux_X86_64 LibreOffice_project/360m1$Build-2</meta:generator>
    <meta:document-statistic meta:table-count="1" meta:image-count="0" meta:object-count="0" meta:page-count="2" meta:paragraph-count="24" meta:word-count="256" meta:character-count="1913" meta:non-whitespace-character-count="1681"/>
  </office:meta>
</office:document-meta>
</file>